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33cm" fo:min-width="3.94cm"/>
    </style:style>
    <style:style style:name="gr2" style:family="graphic" style:parent-style-name="standard">
      <style:graphic-properties draw:textarea-horizontal-align="justify" draw:textarea-vertical-align="middle" draw:auto-grow-height="false" fo:min-height="0.999cm" fo:min-width="7.62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634cm" fo:min-width="2.427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98cm" fo:min-width="5.736cm"/>
    </style:style>
    <style:style style:name="gr7" style:family="graphic" style:parent-style-name="standard">
      <style:graphic-properties draw:textarea-horizontal-align="justify" draw:textarea-vertical-align="middle" draw:auto-grow-height="false" fo:min-height="0.998cm" fo:min-width="1.839cm"/>
    </style:style>
    <style:style style:name="gr8" style:family="graphic" style:parent-style-name="standard">
      <style:graphic-properties draw:textarea-horizontal-align="justify" draw:textarea-vertical-align="middle" draw:auto-grow-height="false" fo:min-height="0.999cm" fo:min-width="1.83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6" draw:id="id6" draw:layer="layout" svg:width="6.278cm" svg:height="1.249cm" svg:x="7.319cm" svg:y="3.127cm">
            <text:p text:style-name="P1">Start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xml:id="id1" draw:id="id1" draw:layer="layout" svg:width="8.125cm" svg:height="1.249cm" svg:x="6.395cm" svg:y="5.172cm">
            <text:p text:style-name="P1">Lexical Analysi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xml:id="id2" draw:id="id2" draw:layer="layout" svg:width="8.125cm" svg:height="1.249cm" svg:x="6.395cm" svg:y="7.029cm">
            <text:p text:style-name="P1">Syntax Analysi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xml:id="id3" draw:id="id3" draw:layer="layout" svg:width="8.125cm" svg:height="1.249cm" svg:x="6.395cm" svg:y="8.886cm">
            <text:p text:style-name="P1">Semantic Analysi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xml:id="id4" draw:id="id4" draw:layer="layout" svg:width="8.125cm" svg:height="1.249cm" svg:x="6.395cm" svg:y="10.743cm">
            <text:p text:style-name="P1">Code Generation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2" xml:id="id5" draw:id="id5" draw:layer="layout" draw:type="line" svg:x1="10.457cm" svg:y1="5.172cm" svg:x2="10.457cm" svg:y2="5.172cm" draw:start-shape="id1" draw:start-glue-point="0" draw:end-shape="id1" draw:end-glue-point="0" svg:d="M10457 5172z" svg:viewBox="0 0 1 1">
            <text:p/>
          </draw:connector>
          <draw:connector draw:style-name="gr3" draw:text-style-name="P2" draw:layer="layout" draw:type="line" svg:x1="10.457cm" svg:y1="6.421cm" svg:x2="10.457cm" svg:y2="7.029cm" draw:start-shape="id1" draw:start-glue-point="2" draw:end-shape="id2" draw:end-glue-point="0" svg:d="M10457 6421v608" svg:viewBox="0 0 1 609">
            <text:p/>
          </draw:connector>
          <draw:connector draw:style-name="gr3" draw:text-style-name="P2" draw:layer="layout" draw:type="line" svg:x1="10.457cm" svg:y1="8.278cm" svg:x2="10.457cm" svg:y2="8.886cm" draw:start-shape="id2" draw:start-glue-point="2" draw:end-shape="id3" draw:end-glue-point="0" svg:d="M10457 8278v608" svg:viewBox="0 0 1 609">
            <text:p/>
          </draw:connector>
          <draw:connector draw:style-name="gr3" draw:text-style-name="P2" draw:layer="layout" draw:type="line" svg:x1="10.457cm" svg:y1="10.135cm" svg:x2="10.457cm" svg:y2="10.743cm" draw:start-shape="id3" draw:start-glue-point="2" draw:end-shape="id4" draw:end-glue-point="0" svg:d="M10457 10135v608" svg:viewBox="0 0 1 609">
            <text:p/>
          </draw:connector>
          <draw:connector draw:style-name="gr3" draw:text-style-name="P2" draw:layer="layout" draw:type="line" svg:x1="10.863cm" svg:y1="5.426cm" svg:x2="10.863cm" svg:y2="5.426cm" draw:start-shape="id5" draw:start-glue-point="0" draw:end-shape="id5" draw:end-glue-point="0" svg:d="M10863 5426z" svg:viewBox="0 0 1 1">
            <text:p/>
          </draw:connector>
          <draw:connector draw:style-name="gr3" draw:text-style-name="P2" draw:layer="layout" draw:type="line" svg:x1="10.458cm" svg:y1="4.376cm" svg:x2="10.457cm" svg:y2="5.172cm" draw:start-shape="id6" draw:start-glue-point="2" draw:end-shape="id1" draw:end-glue-point="0" svg:d="M10458 4376l-1 796" svg:viewBox="0 0 2 797">
            <text:p/>
          </draw:connector>
          <draw:custom-shape draw:style-name="gr4" draw:text-style-name="P1" xml:id="id7" draw:id="id7" draw:layer="layout" svg:width="4.137cm" svg:height="1.248cm" svg:x="15.197cm" svg:y="1.754cm">
            <text:p text:style-name="P1">Error <text:line-break/>Handling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5" draw:text-style-name="P2" draw:layer="layout" svg:x1="13.597cm" svg:y1="3.752cm" svg:x2="15.197cm" svg:y2="2.378cm" draw:start-shape="id6" draw:start-glue-point="10" draw:end-shape="id7" draw:end-glue-point="6" svg:d="M13597 3752h800v-1374h800" svg:viewBox="0 0 1601 1375">
            <text:p/>
          </draw:connector>
          <draw:connector draw:style-name="gr5" draw:text-style-name="P2" xml:id="id8" draw:id="id8" draw:layer="layout" svg:x1="14.52cm" svg:y1="5.796cm" svg:x2="14.52cm" svg:y2="5.796cm" draw:start-shape="id1" draw:end-shape="id1" svg:d="M14520 5796z" svg:viewBox="0 0 1 1">
            <text:p/>
          </draw:connector>
          <draw:connector draw:style-name="gr5" draw:text-style-name="P2" draw:layer="layout" svg:x1="15.802cm" svg:y1="2.82cm" svg:x2="14.52cm" svg:y2="5.796cm" draw:start-shape="id7" draw:start-glue-point="7" draw:end-shape="id8" draw:end-glue-point="0" svg:d="M15802 2820v1618h-1282v1358" svg:viewBox="0 0 1283 2977">
            <text:p/>
          </draw:connector>
          <draw:connector draw:style-name="gr5" draw:text-style-name="P2" draw:layer="layout" svg:x1="17.266cm" svg:y1="3.002cm" svg:x2="14.52cm" svg:y2="7.653cm" draw:start-shape="id7" draw:start-glue-point="8" draw:end-shape="id2" draw:end-glue-point="1" svg:d="M17266 3002v4651h-2746" svg:viewBox="0 0 2747 4652">
            <text:p/>
          </draw:connector>
          <draw:connector draw:style-name="gr5" draw:text-style-name="P2" draw:layer="layout" svg:x1="17.266cm" svg:y1="3.002cm" svg:x2="14.52cm" svg:y2="9.51cm" draw:start-shape="id7" draw:start-glue-point="8" draw:end-shape="id3" draw:end-glue-point="1" svg:d="M17266 3002v6508h-2746" svg:viewBox="0 0 2747 6509">
            <text:p/>
          </draw:connector>
          <draw:connector draw:style-name="gr5" draw:text-style-name="P2" draw:layer="layout" svg:x1="17.266cm" svg:y1="3.002cm" svg:x2="14.52cm" svg:y2="11.367cm" draw:start-shape="id7" draw:start-glue-point="8" draw:end-shape="id4" draw:end-glue-point="1" svg:d="M17266 3002v8365h-2746" svg:viewBox="0 0 2747 8366">
            <text:p/>
          </draw:connector>
          <draw:custom-shape draw:style-name="gr6" draw:text-style-name="P1" xml:id="id9" draw:id="id9" draw:layer="layout" svg:width="6.236cm" svg:height="1.248cm" svg:x="2.026cm" svg:y="15.164cm">
            <text:p text:style-name="P1">Intermediate Cod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xml:id="id11" draw:id="id11" draw:layer="layout" svg:width="6.236cm" svg:height="1.248cm" svg:x="12.756cm" svg:y="15.164cm">
            <text:p text:style-name="P1">Object Cod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xml:id="id10" draw:id="id10" draw:layer="layout" svg:width="6.236cm" svg:height="1.248cm" svg:x="2.026cm" svg:y="19.474cm">
            <text:p text:style-name="P1">Executed By Algorith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xml:id="id12" draw:id="id12" draw:layer="layout" svg:width="6.236cm" svg:height="1.248cm" svg:x="12.756cm" svg:y="17.251cm">
            <text:p text:style-name="P1">Executable Cod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xml:id="id13" draw:id="id13" draw:layer="layout" svg:width="6.236cm" svg:height="1.248cm" svg:x="12.756cm" svg:y="19.474cm">
            <text:p text:style-name="P1">Executed By Machine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2" draw:layer="layout" draw:type="line" svg:x1="5.144cm" svg:y1="16.412cm" svg:x2="5.144cm" svg:y2="19.474cm" draw:start-shape="id9" draw:start-glue-point="2" draw:end-shape="id10" draw:end-glue-point="0" svg:d="M5144 16412v3062" svg:viewBox="0 0 1 3063">
            <text:p/>
          </draw:connector>
          <draw:connector draw:style-name="gr3" draw:text-style-name="P2" draw:layer="layout" draw:type="line" svg:x1="15.874cm" svg:y1="16.412cm" svg:x2="15.874cm" svg:y2="17.251cm" draw:start-shape="id11" draw:start-glue-point="2" draw:end-shape="id12" draw:end-glue-point="0" svg:d="M15874 16412v839" svg:viewBox="0 0 1 840">
            <text:p/>
          </draw:connector>
          <draw:connector draw:style-name="gr3" draw:text-style-name="P2" draw:layer="layout" draw:type="line" svg:x1="15.874cm" svg:y1="18.499cm" svg:x2="15.874cm" svg:y2="19.474cm" draw:start-shape="id12" draw:start-glue-point="2" draw:end-shape="id13" draw:end-glue-point="0" svg:d="M15874 18499v975" svg:viewBox="0 0 1 976">
            <text:p/>
          </draw:connector>
          <draw:custom-shape draw:style-name="gr7" draw:text-style-name="P1" xml:id="id14" draw:id="id14" draw:layer="layout" svg:width="2.339cm" svg:height="1.248cm" svg:x="9.34cm" svg:y="19.474cm">
            <text:p text:style-name="P1">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xml:id="id15" draw:id="id15" draw:layer="layout" svg:width="2.339cm" svg:height="1.249cm" svg:x="9.315cm" svg:y="22.23cm">
            <text:p text:style-name="P1">Output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2" draw:layer="layout" draw:type="line" svg:x1="8.262cm" svg:y1="20.098cm" svg:x2="9.34cm" svg:y2="20.098cm" draw:start-shape="id10" draw:start-glue-point="1" draw:end-shape="id14" draw:end-glue-point="3" svg:d="M8262 20098h1078" svg:viewBox="0 0 1079 1">
            <text:p/>
          </draw:connector>
          <draw:connector draw:style-name="gr3" draw:text-style-name="P2" draw:layer="layout" draw:type="line" svg:x1="12.756cm" svg:y1="20.098cm" svg:x2="11.679cm" svg:y2="20.098cm" draw:start-shape="id13" draw:start-glue-point="3" draw:end-shape="id14" draw:end-glue-point="1" svg:d="M12756 20098h-1077" svg:viewBox="0 0 1078 1">
            <text:p/>
          </draw:connector>
          <draw:connector draw:style-name="gr3" draw:text-style-name="P2" draw:layer="layout" svg:x1="5.144cm" svg:y1="20.722cm" svg:x2="9.315cm" svg:y2="22.854cm" draw:start-shape="id10" draw:start-glue-point="2" draw:end-shape="id15" draw:end-glue-point="3" svg:d="M5144 20722v2132h4171" svg:viewBox="0 0 4172 2133">
            <text:p/>
          </draw:connector>
          <draw:connector draw:style-name="gr3" draw:text-style-name="P2" draw:layer="layout" svg:x1="15.874cm" svg:y1="20.722cm" svg:x2="11.654cm" svg:y2="22.854cm" draw:start-shape="id13" draw:start-glue-point="2" draw:end-shape="id15" draw:end-glue-point="1" svg:d="M15874 20722v2132h-4220" svg:viewBox="0 0 4221 2133">
            <text:p/>
          </draw:connector>
          <draw:connector draw:style-name="gr9" draw:text-style-name="P2" draw:layer="layout" svg:x1="10.457cm" svg:y1="11.992cm" svg:x2="5.144cm" svg:y2="15.164cm" draw:start-shape="id4" draw:start-glue-point="2" draw:end-shape="id9" draw:end-glue-point="0" svg:d="M10457 11992v1586h-5313v1586" svg:viewBox="0 0 5314 3173">
            <text:p text:style-name="P1">Interpreter</text:p>
            <text:p text:style-name="P1"/>
          </draw:connector>
          <draw:connector draw:style-name="gr9" draw:text-style-name="P2" draw:layer="layout" svg:x1="10.457cm" svg:y1="11.992cm" svg:x2="15.874cm" svg:y2="15.164cm" draw:start-shape="id4" draw:start-glue-point="2" draw:end-shape="id11" draw:end-glue-point="0" svg:d="M10457 11992v1586h5417v1586" svg:viewBox="0 0 5418 3173">
            <text:p text:style-name="P1">Compiler</text:p>
            <text:p text:style-name="P1"/>
          </draw:connector>
          <draw:connector draw:style-name="gr3" draw:text-style-name="P2" draw:layer="layout" svg:x1="17.266cm" svg:y1="1.754cm" svg:x2="2.026cm" svg:y2="15.788cm" draw:start-shape="id7" draw:start-glue-point="4" draw:end-shape="id9" draw:end-glue-point="3" svg:d="M17266 1754v-501h-15741v14535h501" svg:viewBox="0 0 15742 14536">
            <text:p/>
          </draw:connector>
          <draw:connector draw:style-name="gr3" draw:text-style-name="P2" draw:layer="layout" svg:x1="17.266cm" svg:y1="1.754cm" svg:x2="2.026cm" svg:y2="20.098cm" draw:start-shape="id7" draw:start-glue-point="4" draw:end-shape="id10" draw:end-glue-point="3" svg:d="M17266 1754v-501h-15758v18845h518" svg:viewBox="0 0 15759 18846">
            <text:p/>
          </draw:connector>
          <draw:connector draw:style-name="gr3" draw:text-style-name="P2" draw:layer="layout" svg:x1="19.334cm" svg:y1="2.378cm" svg:x2="18.992cm" svg:y2="15.788cm" draw:start-shape="id7" draw:start-glue-point="10" draw:end-shape="id11" draw:end-glue-point="1" svg:d="M19334 2378h501v13410h-843" svg:viewBox="0 0 844 13411">
            <text:p/>
          </draw:connector>
          <draw:connector draw:style-name="gr3" draw:text-style-name="P2" draw:layer="layout" svg:x1="19.334cm" svg:y1="2.378cm" svg:x2="18.992cm" svg:y2="17.875cm" draw:start-shape="id7" draw:start-glue-point="10" draw:end-shape="id12" draw:end-glue-point="1" svg:d="M19334 2378h501v15497h-843" svg:viewBox="0 0 844 15498">
            <text:p/>
          </draw:connector>
          <draw:connector draw:style-name="gr3" draw:text-style-name="P2" draw:layer="layout" svg:x1="19.334cm" svg:y1="2.378cm" svg:x2="18.992cm" svg:y2="20.098cm" draw:start-shape="id7" draw:start-glue-point="10" draw:end-shape="id13" draw:end-glue-point="1" svg:d="M19334 2378h501v17720h-843" svg:viewBox="0 0 844 1772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3T13:52:23.406517025</meta:creation-date>
    <dc:date>2017-09-23T14:11:53.777183201</dc:date>
    <meta:editing-duration>PT8M58S</meta:editing-duration>
    <meta:editing-cycles>1</meta:editing-cycles>
    <meta:document-statistic meta:object-count="40"/>
    <meta:generator>LibreOffice/5.3.1.2$Linux_X86_64 LibreOffice_project/30m0$Build-2</meta:generator>
  </office:meta>
</office:document-meta>
</file>